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align="start" style:justify-single-word="false" fo:text-indent="0.5in" style:auto-text-indent="false"/>
    </style:style>
    <style:style style:name="P3" style:family="paragraph" style:parent-style-name="Standard">
      <style:paragraph-properties fo:text-align="center" style:justify-single-word="false"/>
    </style:style>
    <style:style style:name="P4" style:family="paragraph" style:parent-style-name="Text_20_body">
      <style:paragraph-properties fo:margin-left="0.4445in" fo:margin-right="0in" fo:text-indent="-0.4445in" style:auto-text-indent="false"/>
      <style:text-properties style:font-name="Times New Roman" fo:font-size="12pt"/>
    </style:style>
    <style:style style:name="P5" style:family="paragraph" style:parent-style-name="Standard">
      <style:paragraph-properties fo:margin-left="0in" fo:margin-right="0in" fo:text-align="start" style:justify-single-word="false" fo:text-indent="0.5in" style:auto-text-indent="false"/>
      <style:text-properties fo:font-style="normal" fo:background-color="transparent" style:font-style-asian="normal" style:font-style-complex="normal"/>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0996f8" fo:background-color="transparent" loext:char-shading-value="0" style:font-style-asian="normal" style:font-style-complex="normal"/>
    </style:style>
    <style:style style:name="T4" style:family="text">
      <style:text-properties fo:font-style="normal" officeooo:rsid="000c0fd9" fo:background-color="transparent" loext:char-shading-value="0" style:font-style-asian="normal" style:font-style-complex="normal"/>
    </style:style>
    <style:style style:name="T5" style:family="text">
      <style:text-properties style:text-position="super 58%" fo:background-color="transparent" loext:char-shading-value="0"/>
    </style:style>
    <style:style style:name="T6" style:family="text">
      <style:text-properties style:text-position="33% 58%" fo:font-style="normal" fo:background-color="transparent" loext:char-shading-value="0" style:font-style-asian="normal" style:font-style-complex="normal"/>
    </style:style>
    <style:style style:name="T7" style:family="text">
      <style:text-properties style:text-position="33% 58%" fo:background-color="transparent" loext:char-shading-value="0"/>
    </style:style>
    <style:style style:name="T8" style:family="text">
      <style:text-properties style:text-position="33% 58%" fo:font-style="italic" fo:background-color="transparent" loext:char-shading-value="0" style:font-style-asian="italic" style:font-style-complex="italic"/>
    </style:style>
    <style:style style:name="T9" style:family="text">
      <style:text-properties fo:font-style="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0996f8"/>
    </style:style>
    <style:style style:name="T12" style:family="text">
      <style:text-properties fo:font-style="italic" officeooo:rsid="000a1bd7"/>
    </style:style>
    <style:style style:name="T13" style:family="text">
      <style:text-properties officeooo:rsid="000996f8"/>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of Proposed Research</text:p>
      <text:p text:style-name="P2"><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6">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7">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7">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5">⁠</text:span><text:span text:style-name="T1">. However, these techniques were only able to distinguish large scale changes in brain state, severely limiting the number of responses the BCI could make. </text:span></text:p>
      <text:p text:style-name="P2"><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text:span><text:span text:style-name="T4">A</text:span><text:span text:style-name="T3">s noted in the thesis summary my</text:span><text:span text:style-name="T2"> previous work showed that heard and imagined pieces of music can be classified at a statistically significant level. Although statistically significant these accuracy rates are not robust enough to be used for a BCI.</text:span></text:p>
      <text:p text:style-name="P2"><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10">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10">⁠</text:span><text:span text:style-name="T2"> rhythms can be classified from EEG. In a separate experiment simple rhythm imagination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6">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5"/>
      <text:section text:style-name="Sect1" text:name="ADDIN Mendeley Bibliography CSL_BIBLIOGRAPHY  RNDwzCWPAavXW">
        <text:p text:style-name="P4">1. Owen, A.M. <text:span text:style-name="T13">et al</text:span>. <text:span text:style-name="T13">(2006). </text:span><text:span text:style-name="T9">Science</text:span>. doi:10.1126/science.1130197.</text:p>
        <text:p text:style-name="P4">2. Wolpaw, J.<text:span text:style-name="T13">R. et al</text:span>. <text:span text:style-name="T13">(1991). </text:span><text:span text:style-name="T9">Electroen Clin Neuro</text:span>. doi:10.1016/0013-4694(91)90040-B.</text:p>
        <text:p text:style-name="P4">3. Kalcher, J. <text:span text:style-name="T13">et al. (1996)</text:span>. <text:span text:style-name="T9">Med Biol Eng Comput</text:span>. doi:10.1007/BF02520010.</text:p>
        <text:p text:style-name="P4">4. Stober. S, Cameron DJ, Grahn JA. <text:span text:style-name="T13">(2014).</text:span> In: <text:span text:style-name="T9">15th </text:span><text:span text:style-name="T11">ISMIR </text:span><text:span text:style-name="T12">proceedings</text:span>. </text:p>
        <text:p text:style-name="P4">5. Deng, S. <text:span text:style-name="T13">(2010)</text:span>. <text:s/><text:span text:style-name="T9">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9T08:57:21.437777000</dc:date>
    <meta:editing-duration>P9DT11H36M</meta:editing-duration>
    <meta:editing-cycles>51</meta:editing-cycles>
    <meta:generator>LibreOffice/4.3.0.4$MacOSX_X86_64 LibreOffice_project/62ad5818884a2fc2e5780dd45466868d41009ec0</meta:generator>
    <meta:document-statistic meta:table-count="0" meta:image-count="0" meta:object-count="0" meta:page-count="1" meta:paragraph-count="10" meta:word-count="626" meta:character-count="4098" meta:non-whitespace-character-count="3471"/>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